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Demandas">
            <text:p>Demandas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Meu imóvel sofreu danos estruturais devido a chuvas fortes. A seguradora se recusou a cobrir, alegando que o evento não está especificado na apólice 123.">
            <text:p>Meu imóvel sofreu danos estruturais devido a chuvas fortes. A seguradora se recusou a cobrir, alegando que o evento não está especificado na apólice 123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Ao revisar as cláusulas do contrato de seguro da apólice 123, encontrei uma divergência na cobertura de queda de árvore. Por favor, esclareçam essa questão.">
            <text:p>Ao revisar as cláusulas do contrato de seguro da apólice 123, encontrei uma divergência na cobertura de queda de árvore. Por favor, esclareçam essa questão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Recentemente tive problemas com o parede e acionei meu seguro. A seguradora informou que o dano não estava coberto, mas não concordo com a avaliação. Preciso de uma nova análise.">
            <text:p>Recentemente tive problemas com o parede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Recentemente tive problemas com o parede e acionei meu seguro. A seguradora informou que o dano não estava coberto, mas não concordo com a avaliação. Preciso de uma nova análise.">
            <text:p>Recentemente tive problemas com o parede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inha apólice 123 cobre danos elétricos? Tenho dúvidas e gostaria de receber orientações para saber se estou amparado.">
            <text:p>Minha apólice 123 cobre danos elétricos? Tenho dúvidas e gostaria de receber orientações para saber se estou amparado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Meu imóvel sofreu danos estruturais devido a chuvas fortes. A seguradora se recusou a cobrir, alegando que o evento não está especificado na apólice 123.">
            <text:p>Meu imóvel sofreu danos estruturais devido a chuvas fortes. A seguradora se recusou a cobrir, alegando que o evento não está especificado na apólice 123.</text:p>
          </table:table-cell>
        </table:table-row>
        <table:table-row>
          <table:table-cell office:value-type="string" office:value="Recentemente tive problemas com o telhado e acionei meu seguro. A seguradora informou que o dano não estava coberto, mas não concordo com a avaliação. Preciso de uma nova análise.">
            <text:p>Recentemente tive problemas com o telhad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Gostaria de solicitar a alteração da apólice número 123 para incluir cobertura contra queda de árvore. Como devo proceder?">
            <text:p>Gostaria de solicitar a alteração da apólice número 123 para incluir cobertura contra queda de árvore. Como devo proceder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Ao revisar as cláusulas do contrato de seguro da apólice 123, encontrei uma divergência na cobertura de queda de árvore. Por favor, esclareçam essa questão.">
            <text:p>Ao revisar as cláusulas do contrato de seguro da apólice 123, encontrei uma divergência na cobertura de queda de árvore. Por favor, esclareçam essa questão.</text:p>
          </table:table-cell>
        </table:table-row>
        <table:table-row>
          <table:table-cell office:value-type="string" office:value="Fiz uma solicitação de indenização para reparos na minha eletrodoméstico danificada, mas o valor foi inferior ao contratado. Gostaria de entender o motivo dessa diferença.">
            <text:p>Fiz uma solicitação de indenização para reparos na minha eletrodoméstico danificada, mas o valor foi inferior ao contratado. Gostaria de entender o motivo dessa diferença.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Minha apólice 123 cobre danos elétricos? Tenho dúvidas e gostaria de receber orientações para saber se estou amparado.">
            <text:p>Minha apólice 123 cobre danos elétricos? Tenho dúvidas e gostaria de receber orientações para saber se estou amparado.</text:p>
          </table:table-cell>
        </table:table-row>
        <table:table-row>
          <table:table-cell office:value-type="string" office:value="Meu imóvel sofreu danos estruturais devido a chuvas fortes. A seguradora se recusou a cobrir, alegando que o evento não está especificado na apólice 123.">
            <text:p>Meu imóvel sofreu danos estruturais devido a chuvas fortes. A seguradora se recusou a cobrir, alegando que o evento não está especificado na apólice 123.</text:p>
          </table:table-cell>
        </table:table-row>
        <table:table-row>
          <table:table-cell office:value-type="string" office:value="Após sofrer incêndio, enviei toda a documentação para a seguradora, mas até o momento não obtive retorno. Podem me informar o status?">
            <text:p>Após sofrer incêndi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Minha apólice 123 cobre danos elétricos? Tenho dúvidas e gostaria de receber orientações para saber se estou amparado.">
            <text:p>Minha apólice 123 cobre danos elétricos? Tenho dúvidas e gostaria de receber orientações para saber se estou ampar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Meu imóvel sofreu danos estruturais devido a ventania. A seguradora se recusou a cobrir, alegando que o evento não está especificado na apólice 123.">
            <text:p>Meu imóvel sofreu danos estruturais devido a ventania. A seguradora se recusou a cobrir, alegando que o evento não está especificado na apólice 123.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eu imóvel sofreu danos estruturais devido a granizo. A seguradora se recusou a cobrir, alegando que o evento não está especificado na apólice 123.">
            <text:p>Meu imóvel sofreu danos estruturais devido a granizo. A seguradora se recusou a cobrir, alegando que o evento não está especificado na apólice 123.</text:p>
          </table:table-cell>
        </table:table-row>
        <table:table-row>
          <table:table-cell office:value-type="string" office:value="Recentemente tive problemas com o eletrodoméstico e acionei meu seguro. A seguradora informou que o dano não estava coberto, mas não concordo com a avaliação. Preciso de uma nova análise.">
            <text:p>Recentemente tive problemas com o eletrodoméstic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Minha apólice 123 cobre danos estéticos? Tenho dúvidas e gostaria de receber orientações para saber se estou amparado.">
            <text:p>Minha apólice 123 cobre danos estéticos? Tenho dúvidas e gostaria de receber orientações para saber se estou amparado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Meu imóvel sofreu danos estruturais devido a ventania. A seguradora se recusou a cobrir, alegando que o evento não está especificado na apólice 123.">
            <text:p>Meu imóvel sofreu danos estruturais devido a ventania. A seguradora se recusou a cobrir, alegando que o evento não está especificado na apólice 123.</text:p>
          </table:table-cell>
        </table:table-row>
        <table:table-row>
          <table:table-cell office:value-type="string" office:value="Fiz uma solicitação de indenização para reparos na minha eletrodoméstico danificada, mas o valor foi inferior ao contratado. Gostaria de entender o motivo dessa diferença.">
            <text:p>Fiz uma solicitação de indenização para reparos na minha eletrodoméstico danificada, mas o valor foi inferior ao contratado. Gostaria de entender o motivo dessa diferença.</text:p>
          </table:table-cell>
        </table:table-row>
        <table:table-row>
          <table:table-cell office:value-type="string" office:value="Gostaria de solicitar a alteração da apólice número 123 para incluir cobertura contra incêndio. Como devo proceder?">
            <text:p>Gostaria de solicitar a alteração da apólice número 123 para incluir cobertura contra incêndio. Como devo proceder?</text:p>
          </table:table-cell>
        </table:table-row>
        <table:table-row>
          <table:table-cell office:value-type="string" office:value="Gostaria de solicitar a alteração da apólice número 123 para incluir cobertura contra queda de árvore. Como devo proceder?">
            <text:p>Gostaria de solicitar a alteração da apólice número 123 para incluir cobertura contra queda de árvore. Como devo proceder?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Recentemente tive problemas com o parede e acionei meu seguro. A seguradora informou que o dano não estava coberto, mas não concordo com a avaliação. Preciso de uma nova análise.">
            <text:p>Recentemente tive problemas com o parede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o revisar as cláusulas do contrato de seguro da apólice 123, encontrei uma divergência na cobertura de queda de árvore. Por favor, esclareçam essa questão.">
            <text:p>Ao revisar as cláusulas do contrato de seguro da apólice 123, encontrei uma divergência na cobertura de queda de árvore. Por favor, esclareçam essa questão.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ntemente tive problemas com o eletrodoméstico e acionei meu seguro. A seguradora informou que o dano não estava coberto, mas não concordo com a avaliação. Preciso de uma nova análise.">
            <text:p>Recentemente tive problemas com o eletrodoméstic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eu imóvel sofreu danos estruturais devido a chuvas fortes. A seguradora se recusou a cobrir, alegando que o evento não está especificado na apólice 123.">
            <text:p>Meu imóvel sofreu danos estruturais devido a chuvas fortes. A seguradora se recusou a cobrir, alegando que o evento não está especificado na apólice 123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inha apólice 123 cobre danos estéticos? Tenho dúvidas e gostaria de receber orientações para saber se estou amparado.">
            <text:p>Minha apólice 123 cobre danos estéticos? Tenho dúvidas e gostaria de receber orientações para saber se estou amparado.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Após sofrer curto-circuito, enviei toda a documentação para a seguradora, mas até o momento não obtive retorno. Podem me informar o status?">
            <text:p>Após sofrer curto-circui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Meu imóvel sofreu danos estruturais devido a ventania. A seguradora se recusou a cobrir, alegando que o evento não está especificado na apólice 123.">
            <text:p>Meu imóvel sofreu danos estruturais devido a ventania. A seguradora se recusou a cobrir, alegando que o evento não está especificado na apólice 123.</text:p>
          </table:table-cell>
        </table:table-row>
        <table:table-row>
          <table:table-cell office:value-type="string" office:value="Meu imóvel sofreu danos estruturais devido a ventania. A seguradora se recusou a cobrir, alegando que o evento não está especificado na apólice 123.">
            <text:p>Meu imóvel sofreu danos estruturais devido a ventania. A seguradora se recusou a cobrir, alegando que o evento não está especificado na apólice 123.</text:p>
          </table:table-cell>
        </table:table-row>
        <table:table-row>
          <table:table-cell office:value-type="string" office:value="Minha apólice 123 cobre danos estéticos? Tenho dúvidas e gostaria de receber orientações para saber se estou amparado.">
            <text:p>Minha apólice 123 cobre danos estéticos? Tenho dúvidas e gostaria de receber orientações para saber se estou amparad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Recentemente tive problemas com o veículo e acionei meu seguro. A seguradora informou que o dano não estava coberto, mas não concordo com a avaliação. Preciso de uma nova análise.">
            <text:p>Recentemente tive problemas com o veícul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solicitar a alteração da apólice número 123 para incluir cobertura contra roubo. Como devo proceder?">
            <text:p>Gostaria de solicitar a alteração da apólice número 123 para incluir cobertura contra roubo. Como devo proceder?</text:p>
          </table:table-cell>
        </table:table-row>
        <table:table-row>
          <table:table-cell office:value-type="string" office:value="Após sofrer incêndio, enviei toda a documentação para a seguradora, mas até o momento não obtive retorno. Podem me informar o status?">
            <text:p>Após sofrer incêndi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Recentemente tive problemas com o telhado e acionei meu seguro. A seguradora informou que o dano não estava coberto, mas não concordo com a avaliação. Preciso de uma nova análise.">
            <text:p>Recentemente tive problemas com o telhad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Após sofrer incêndio, enviei toda a documentação para a seguradora, mas até o momento não obtive retorno. Podem me informar o status?">
            <text:p>Após sofrer incêndi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ntemente tive problemas com o veículo e acionei meu seguro. A seguradora informou que o dano não estava coberto, mas não concordo com a avaliação. Preciso de uma nova análise.">
            <text:p>Recentemente tive problemas com o veícul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eu imóvel sofreu danos estruturais devido a granizo. A seguradora se recusou a cobrir, alegando que o evento não está especificado na apólice 123.">
            <text:p>Meu imóvel sofreu danos estruturais devido a granizo. A seguradora se recusou a cobrir, alegando que o evento não está especificado na apólice 123.</text:p>
          </table:table-cell>
        </table:table-row>
        <table:table-row>
          <table:table-cell office:value-type="string" office:value="Minha apólice 123 cobre danos estéticos? Tenho dúvidas e gostaria de receber orientações para saber se estou amparado.">
            <text:p>Minha apólice 123 cobre danos estéticos? Tenho dúvidas e gostaria de receber orientações para saber se estou amparado.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Recentemente tive problemas com o veículo e acionei meu seguro. A seguradora informou que o dano não estava coberto, mas não concordo com a avaliação. Preciso de uma nova análise.">
            <text:p>Recentemente tive problemas com o veícul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Minha apólice 123 cobre danos elétricos? Tenho dúvidas e gostaria de receber orientações para saber se estou amparado.">
            <text:p>Minha apólice 123 cobre danos elétricos? Tenho dúvidas e gostaria de receber orientações para saber se estou amparado.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Recentemente tive problemas com o parede e acionei meu seguro. A seguradora informou que o dano não estava coberto, mas não concordo com a avaliação. Preciso de uma nova análise.">
            <text:p>Recentemente tive problemas com o parede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Após sofrer curto-circuito, enviei toda a documentação para a seguradora, mas até o momento não obtive retorno. Podem me informar o status?">
            <text:p>Após sofrer curto-circui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ntemente tive problemas com o veículo e acionei meu seguro. A seguradora informou que o dano não estava coberto, mas não concordo com a avaliação. Preciso de uma nova análise.">
            <text:p>Recentemente tive problemas com o veícul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ntemente tive problemas com o veículo e acionei meu seguro. A seguradora informou que o dano não estava coberto, mas não concordo com a avaliação. Preciso de uma nova análise.">
            <text:p>Recentemente tive problemas com o veícul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Após sofrer curto-circuito, enviei toda a documentação para a seguradora, mas até o momento não obtive retorno. Podem me informar o status?">
            <text:p>Após sofrer curto-circui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ntemente tive problemas com o parede e acionei meu seguro. A seguradora informou que o dano não estava coberto, mas não concordo com a avaliação. Preciso de uma nova análise.">
            <text:p>Recentemente tive problemas com o parede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eu imóvel sofreu danos estruturais devido a granizo. A seguradora se recusou a cobrir, alegando que o evento não está especificado na apólice 123.">
            <text:p>Meu imóvel sofreu danos estruturais devido a granizo. A seguradora se recusou a cobrir, alegando que o evento não está especificado na apólice 123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Fiz uma solicitação de indenização para reparos na minha eletrodoméstico danificada, mas o valor foi inferior ao contratado. Gostaria de entender o motivo dessa diferença.">
            <text:p>Fiz uma solicitação de indenização para reparos na minha eletrodoméstico danificada, mas o valor foi inferior ao contratado. Gostaria de entender o motivo dessa diferença.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pós sofrer curto-circuito, enviei toda a documentação para a seguradora, mas até o momento não obtive retorno. Podem me informar o status?">
            <text:p>Após sofrer curto-circui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solicitar a alteração da apólice número 123 para incluir cobertura contra queda de árvore. Como devo proceder?">
            <text:p>Gostaria de solicitar a alteração da apólice número 123 para incluir cobertura contra queda de árvore. Como devo proceder?</text:p>
          </table:table-cell>
        </table:table-row>
        <table:table-row>
          <table:table-cell office:value-type="string" office:value="Meu imóvel sofreu danos estruturais devido a ventania. A seguradora se recusou a cobrir, alegando que o evento não está especificado na apólice 123.">
            <text:p>Meu imóvel sofreu danos estruturais devido a ventania. A seguradora se recusou a cobrir, alegando que o evento não está especificado na apólice 123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eletrodoméstico danificada, mas o valor foi inferior ao contratado. Gostaria de entender o motivo dessa diferença.">
            <text:p>Fiz uma solicitação de indenização para reparos na minha eletrodoméstico danificada, mas o valor foi inferior ao contratado. Gostaria de entender o motivo dessa diferença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Após sofrer curto-circuito, enviei toda a documentação para a seguradora, mas até o momento não obtive retorno. Podem me informar o status?">
            <text:p>Após sofrer curto-circui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Ao revisar as cláusulas do contrato de seguro da apólice 123, encontrei uma divergência na cobertura de queda de árvore. Por favor, esclareçam essa questão.">
            <text:p>Ao revisar as cláusulas do contrato de seguro da apólice 123, encontrei uma divergência na cobertura de queda de árvore. Por favor, esclareçam essa questão.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eu imóvel sofreu danos estruturais devido a ventania. A seguradora se recusou a cobrir, alegando que o evento não está especificado na apólice 123.">
            <text:p>Meu imóvel sofreu danos estruturais devido a ventania. A seguradora se recusou a cobrir, alegando que o evento não está especificado na apólice 123.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pós sofrer curto-circuito, enviei toda a documentação para a seguradora, mas até o momento não obtive retorno. Podem me informar o status?">
            <text:p>Após sofrer curto-circui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o revisar as cláusulas do contrato de seguro da apólice 123, encontrei uma divergência na cobertura de incêndio. Por favor, esclareçam essa questão.">
            <text:p>Ao revisar as cláusulas do contrato de seguro da apólice 123, encontrei uma divergência na cobertura de incêndio. Por favor, esclareçam essa questão.</text:p>
          </table:table-cell>
        </table:table-row>
        <table:table-row>
          <table:table-cell office:value-type="string" office:value="Gostaria de solicitar a alteração da apólice número 123 para incluir cobertura contra incêndio. Como devo proceder?">
            <text:p>Gostaria de solicitar a alteração da apólice número 123 para incluir cobertura contra incêndio. Como devo proceder?</text:p>
          </table:table-cell>
        </table:table-row>
        <table:table-row>
          <table:table-cell office:value-type="string" office:value="Após sofrer incêndio, enviei toda a documentação para a seguradora, mas até o momento não obtive retorno. Podem me informar o status?">
            <text:p>Após sofrer incêndi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Minha apólice 123 cobre danos estéticos? Tenho dúvidas e gostaria de receber orientações para saber se estou amparado.">
            <text:p>Minha apólice 123 cobre danos estéticos? Tenho dúvidas e gostaria de receber orientações para saber se estou amparado.</text:p>
          </table:table-cell>
        </table:table-row>
        <table:table-row>
          <table:table-cell office:value-type="string" office:value="Recentemente tive problemas com o eletrodoméstico e acionei meu seguro. A seguradora informou que o dano não estava coberto, mas não concordo com a avaliação. Preciso de uma nova análise.">
            <text:p>Recentemente tive problemas com o eletrodoméstic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eu imóvel sofreu danos estruturais devido a granizo. A seguradora se recusou a cobrir, alegando que o evento não está especificado na apólice 123.">
            <text:p>Meu imóvel sofreu danos estruturais devido a granizo. A seguradora se recusou a cobrir, alegando que o evento não está especificado na apólice 123.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Fiz uma solicitação de indenização para reparos na minha eletrodoméstico danificada, mas o valor foi inferior ao contratado. Gostaria de entender o motivo dessa diferença.">
            <text:p>Fiz uma solicitação de indenização para reparos na minha eletrodoméstico danificada, mas o valor foi inferior ao contratado. Gostaria de entender o motivo dessa diferença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Recentemente tive problemas com o veículo e acionei meu seguro. A seguradora informou que o dano não estava coberto, mas não concordo com a avaliação. Preciso de uma nova análise.">
            <text:p>Recentemente tive problemas com o veícul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Após sofrer alagamanto, enviei toda a documentação para a seguradora, mas até o momento não obtive retorno. Podem me informar o status?">
            <text:p>Após sofrer alagamant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ntemente tive problemas com o eletrodoméstico e acionei meu seguro. A seguradora informou que o dano não estava coberto, mas não concordo com a avaliação. Preciso de uma nova análise.">
            <text:p>Recentemente tive problemas com o eletrodoméstic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Após sofrer queda de árvore, enviei toda a documentação para a seguradora, mas até o momento não obtive retorno. Podem me informar o status?">
            <text:p>Após sofrer queda de árvore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solicitar a alteração da apólice número 123 para incluir cobertura contra alagamanto. Como devo proceder?">
            <text:p>Gostaria de solicitar a alteração da apólice número 123 para incluir cobertura contra alagamanto. Como devo proceder?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Gostaria de solicitar a alteração da apólice número 123 para incluir cobertura contra roubo. Como devo proceder?">
            <text:p>Gostaria de solicitar a alteração da apólice número 123 para incluir cobertura contra roubo. Como devo proceder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ntemente tive problemas com o eletrodoméstico e acionei meu seguro. A seguradora informou que o dano não estava coberto, mas não concordo com a avaliação. Preciso de uma nova análise.">
            <text:p>Recentemente tive problemas com o eletrodoméstic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Ao revisar as cláusulas do contrato de seguro da apólice 123, encontrei uma divergência na cobertura de curto-circuito. Por favor, esclareçam essa questão.">
            <text:p>Ao revisar as cláusulas do contrato de seguro da apólice 123, encontrei uma divergência na cobertura de curto-circuito. Por favor, esclareçam essa questão.</text:p>
          </table:table-cell>
        </table:table-row>
        <table:table-row>
          <table:table-cell office:value-type="string" office:value="Fiz uma solicitação de indenização para reparos na minha telhado danificada, mas o valor foi inferior ao contratado. Gostaria de entender o motivo dessa diferença.">
            <text:p>Fiz uma solicitação de indenização para reparos na minha telhado danificada, mas o valor foi inferior ao contratado. Gostaria de entender o motivo dessa diferença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Meu imóvel sofreu danos estruturais devido a deslizamento. A seguradora se recusou a cobrir, alegando que o evento não está especificado na apólice 123.">
            <text:p>Meu imóvel sofreu danos estruturais devido a deslizamento. A seguradora se recusou a cobrir, alegando que o evento não está especificado na apólice 123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Gostaria de solicitar a alteração da apólice número 123 para incluir cobertura contra queda de árvore. Como devo proceder?">
            <text:p>Gostaria de solicitar a alteração da apólice número 123 para incluir cobertura contra queda de árvore. Como devo proceder?</text:p>
          </table:table-cell>
        </table:table-row>
        <table:table-row>
          <table:table-cell office:value-type="string" office:value="Meu imóvel sofreu danos estruturais devido a granizo. A seguradora se recusou a cobrir, alegando que o evento não está especificado na apólice 123.">
            <text:p>Meu imóvel sofreu danos estruturais devido a granizo. A seguradora se recusou a cobrir, alegando que o evento não está especificado na apólice 123.</text:p>
          </table:table-cell>
        </table:table-row>
        <table:table-row>
          <table:table-cell office:value-type="string" office:value="Ao revisar as cláusulas do contrato de seguro da apólice 123, encontrei uma divergência na cobertura de alagamanto. Por favor, esclareçam essa questão.">
            <text:p>Ao revisar as cláusulas do contrato de seguro da apólice 123, encontrei uma divergência na cobertura de alagamanto. Por favor, esclareçam essa questão.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Recentemente tive problemas com o telhado e acionei meu seguro. A seguradora informou que o dano não estava coberto, mas não concordo com a avaliação. Preciso de uma nova análise.">
            <text:p>Recentemente tive problemas com o telhado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Meu imóvel sofreu danos estruturais devido a enxurrada. A seguradora se recusou a cobrir, alegando que o evento não está especificado na apólice 123.">
            <text:p>Meu imóvel sofreu danos estruturais devido a enxurrada. A seguradora se recusou a cobrir, alegando que o evento não está especificado na apólice 123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Minha apólice 123 cobre danos elétricos? Tenho dúvidas e gostaria de receber orientações para saber se estou amparado.">
            <text:p>Minha apólice 123 cobre danos elétricos? Tenho dúvidas e gostaria de receber orientações para saber se estou amparad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solicitar a alteração da apólice número 123 para incluir cobertura contra queda de árvore. Como devo proceder?">
            <text:p>Gostaria de solicitar a alteração da apólice número 123 para incluir cobertura contra queda de árvore. Como devo proceder?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solicitar a alteração da apólice número 123 para incluir cobertura contra roubo. Como devo proceder?">
            <text:p>Gostaria de solicitar a alteração da apólice número 123 para incluir cobertura contra roubo. Como devo proceder?</text:p>
          </table:table-cell>
        </table:table-row>
        <table:table-row>
          <table:table-cell office:value-type="string" office:value="Minha apólice 123 cobre danos por água? Tenho dúvidas e gostaria de receber orientações para saber se estou amparado.">
            <text:p>Minha apólice 123 cobre danos por água? Tenho dúvidas e gostaria de receber orientações para saber se estou amparad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pós sofrer incêndio, enviei toda a documentação para a seguradora, mas até o momento não obtive retorno. Podem me informar o status?">
            <text:p>Após sofrer incêndi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Gostaria de solicitar a alteração da apólice número 123 para incluir cobertura contra incêndio. Como devo proceder?">
            <text:p>Gostaria de solicitar a alteração da apólice número 123 para incluir cobertura contra incêndio. Como devo proceder?</text:p>
          </table:table-cell>
        </table:table-row>
        <table:table-row>
          <table:table-cell office:value-type="string" office:value="Gostaria de solicitar a alteração da apólice número 123 para incluir cobertura contra curto-circuito. Como devo proceder?">
            <text:p>Gostaria de solicitar a alteração da apólice número 123 para incluir cobertura contra curto-circuito. Como devo proceder?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Após sofrer incêndio, enviei toda a documentação para a seguradora, mas até o momento não obtive retorno. Podem me informar o status?">
            <text:p>Após sofrer incêndi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Fiz uma solicitação de indenização para reparos na minha veículo danificada, mas o valor foi inferior ao contratado. Gostaria de entender o motivo dessa diferença.">
            <text:p>Fiz uma solicitação de indenização para reparos na minha veículo danificada, mas o valor foi inferior ao contratado. Gostaria de entender o motivo dessa diferença.</text:p>
          </table:table-cell>
        </table:table-row>
        <table:table-row>
          <table:table-cell office:value-type="string" office:value="Fiz uma solicitação de indenização para reparos na minha parede danificada, mas o valor foi inferior ao contratado. Gostaria de entender o motivo dessa diferença.">
            <text:p>Fiz uma solicitação de indenização para reparos na minha parede danificada, mas o valor foi inferior ao contratado. Gostaria de entender o motivo dessa diferença.</text:p>
          </table:table-cell>
        </table:table-row>
        <table:table-row>
          <table:table-cell office:value-type="string" office:value="Ao revisar as cláusulas do contrato de seguro da apólice 123, encontrei uma divergência na cobertura de roubo. Por favor, esclareçam essa questão.">
            <text:p>Ao revisar as cláusulas do contrato de seguro da apólice 123, encontrei uma divergência na cobertura de roubo. Por favor, esclareçam essa questão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  <table:table-row>
          <table:table-cell office:value-type="string" office:value="Recentemente tive problemas com o fachada e acionei meu seguro. A seguradora informou que o dano não estava coberto, mas não concordo com a avaliação. Preciso de uma nova análise.">
            <text:p>Recentemente tive problemas com o fachada e acionei meu seguro. A seguradora informou que o dano não estava coberto, mas não concordo com a avaliação. Preciso de uma nova análise.</text:p>
          </table:table-cell>
        </table:table-row>
        <table:table-row>
          <table:table-cell office:value-type="string" office:value="Preciso incluir um novo bem na apólice 123, mas não encontrei informações claras sobre o procedimento necessário.">
            <text:p>Preciso incluir um novo bem na apólice 123, mas não encontrei informações claras sobre o procedimento necessário.</text:p>
          </table:table-cell>
        </table:table-row>
        <table:table-row>
          <table:table-cell office:value-type="string" office:value="Recebi uma notificação de que minha apólice 123 está em renovação automática. Quais são as condições dessa renovação e o que muda na cobertura?">
            <text:p>Recebi uma notificação de que minha apólice 123 está em renovação automática. Quais são as condições dessa renovação e o que muda na cobertura?</text:p>
          </table:table-cell>
        </table:table-row>
        <table:table-row>
          <table:table-cell office:value-type="string" office:value="Gostaria de entender como é feita a atualização do valor segurado na apólice 123. O montante parece desatualizado em relação aos preços atuais de mercado.">
            <text:p>Gostaria de entender como é feita a atualização do valor segurado na apólice 123. O montante parece desatualizado em relação aos preços atuais de mercado.</text:p>
          </table:table-cell>
        </table:table-row>
        <table:table-row>
          <table:table-cell office:value-type="string" office:value="Fiz uma solicitação de indenização para reparos na minha fachada danificada, mas o valor foi inferior ao contratado. Gostaria de entender o motivo dessa diferença.">
            <text:p>Fiz uma solicitação de indenização para reparos na minha fachada danificada, mas o valor foi inferior ao contratado. Gostaria de entender o motivo dessa diferença.</text:p>
          </table:table-cell>
        </table:table-row>
        <table:table-row>
          <table:table-cell office:value-type="string" office:value="Após sofrer roubo, enviei toda a documentação para a seguradora, mas até o momento não obtive retorno. Podem me informar o status?">
            <text:p>Após sofrer roubo, enviei toda a documentação para a seguradora, mas até o momento não obtive retorno. Podem me informar o status?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